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D000001D32E1CEFD3627F2BB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8" text:anchor-type="char" svg:width="17.41cm" svg:height="11.091cm" draw:z-index="0"><draw:image xlink:href="Pictures/10000000000002DD000001D32E1CEFD3627F2BB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23:48:57.093471057</meta:creation-date>
    <dc:date>2022-02-03T23:49:20.232802872</dc:date>
    <meta:editing-duration>PT2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